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127622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style-name="ce24" table:number-columns-repeated="3"/>
          <table:table-cell table:style-name="ce30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"/>
          <table:table-cell office:value-type="string" calcext:value-type="string">
            <text:p>TODO: when inserting two elements at the same index and freeing the list the second one seems to be lost</text:p>
          </table:table-cell>
          <table:table-cell table:number-columns-repeated="49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style-name="ce24" table:number-columns-repeated="3"/>
          <table:table-cell table:style-name="ce30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2:43:07.935580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09T13:54:05.631087745</dc:date>
    <meta:editing-duration>PT10H16M1S</meta:editing-duration>
    <meta:editing-cycles>13</meta:editing-cycles>
    <meta:generator>LibreOffice/7.2.2.2$Linux_X86_64 LibreOffice_project/1eb16ced50a80b7125fabf09652dbb09393766d2</meta:generator>
    <meta:document-statistic meta:table-count="1" meta:cell-count="94" meta:object-count="0"/>
  </office:meta>
</office:document-meta>
</file>